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37.81pt"/>
    </style:style>
    <style:style style:name="co11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ackground-color="#ffff99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  <style:paragraph-properties fo:text-align="center" fo:margin-left="0pt"/>
    </style:style>
    <style:style style:name="ce10" style:family="table-cell" style:parent-style-name="Default">
      <style:table-cell-properties fo:border-bottom="1.05pt double #000000" style:border-line-width-bottom="0.34pt 0.34pt 0.34pt" fo:background-color="#ffff99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</style:style>
    <style:style style:name="ce11" style:family="table-cell" style:parent-style-name="Default">
      <style:table-cell-properties fo:background-color="#ffff99" style:text-align-source="fix" style:repeat-content="false" fo:border="1.05pt double #000000" style:border-line-width="0.34pt 0.34pt 0.34pt"/>
      <style:paragraph-properties fo:text-align="center" fo:margin-left="0pt"/>
    </style:style>
    <style:style style:name="ce1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order-bottom="0.74pt solid #000000" fo:background-color="#ffcc99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5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cc99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  <style:paragraph-properties fo:text-align="center" fo:margin-left="0pt"/>
    </style:style>
    <style:style style:name="ce19" style:family="table-cell" style:parent-style-name="Default">
      <style:table-cell-properties fo:border-bottom="1.05pt double #000000" style:border-line-width-bottom="0.34pt 0.34pt 0.34pt" fo:background-color="#ffcc99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</style:style>
    <style:style style:name="ce20" style:family="table-cell" style:parent-style-name="Default">
      <style:table-cell-properties fo:background-color="#ffcc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/>
      <style:paragraph-properties fo:text-align="start" fo:margin-left="0pt"/>
    </style:style>
    <style:style style:name="ce24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</style:style>
    <style:style style:name="ce25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0.74pt solid #000000"/>
      <style:paragraph-properties fo:text-align="start" fo:margin-left="0pt"/>
    </style:style>
    <style:style style:name="ce26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7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pt"/>
    </style:style>
    <style:style style:name="ce28" style:family="table-cell" style:parent-style-name="Default">
      <style:table-cell-properties fo:border-bottom="none" fo:background-color="#ccffff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  <style:paragraph-properties fo:text-align="start" fo:margin-left="0pt"/>
    </style:style>
    <style:style style:name="ce29" style:family="table-cell" style:parent-style-name="Default">
      <style:table-cell-properties fo:border-bottom="1.05pt double #000000" style:border-line-width-bottom="0.34pt 0.34pt 0.34pt" fo:background-color="#ccffff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start" fo:margin-left="0pt"/>
    </style:style>
    <style:style style:name="ce30" style:family="table-cell" style:parent-style-name="Default">
      <style:table-cell-properties fo:background-color="#ccffff" style:text-align-source="fix" style:repeat-content="false" fo:border="1.05pt double #000000" style:border-line-width="0.34pt 0.34pt 0.34pt"/>
      <style:paragraph-properties fo:text-align="start" fo:margin-left="0pt"/>
    </style:style>
    <style:style style:name="ce3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32" style:family="table-cell" style:parent-style-name="Default">
      <style:table-cell-properties fo:background-color="#ccffff" style:text-align-source="fix" style:repeat-content="false" fo:border="0.74pt solid #000000"/>
      <style:paragraph-properties fo:text-align="end" fo:margin-left="0pt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0.74pt solid #000000"/>
      <style:paragraph-properties fo:text-align="end" fo:margin-left="0pt"/>
    </style:style>
    <style:style style:name="ce3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5" style:family="table-cell" style:parent-style-name="Default">
      <style:table-cell-properties fo:background-color="#ccffff" style:text-align-source="fix" style:repeat-content="false" fo:border="0.06pt solid #000000"/>
      <style:paragraph-properties fo:text-align="end" fo:margin-left="0pt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  <style:paragraph-properties fo:text-align="end" fo:margin-left="0pt"/>
    </style:style>
    <style:style style:name="ce37" style:family="table-cell" style:parent-style-name="Default">
      <style:table-cell-properties fo:border-bottom="1.05pt double #000000" style:border-line-width-bottom="0.34pt 0.34pt 0.34pt" fo:background-color="#ccffff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end" fo:margin-left="0pt"/>
    </style:style>
    <style:style style:name="ce38" style:family="table-cell" style:parent-style-name="Default">
      <style:table-cell-properties fo:background-color="#ccffff" style:text-align-source="fix" style:repeat-content="false" fo:border="1.05pt double #000000" style:border-line-width="0.34pt 0.34pt 0.34pt"/>
      <style:paragraph-properties fo:text-align="end" fo:margin-left="0pt"/>
    </style:style>
    <style:style style:name="ce39" style:family="table-cell" style:parent-style-name="Default" style:data-style-name="N111">
      <style:table-cell-properties fo:border-bottom="0.74pt solid #000000" fo:background-color="#ccffff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40" style:family="table-cell" style:parent-style-name="Default" style:data-style-name="N111">
      <style:table-cell-properties fo:background-color="#ccffff" style:text-align-source="fix" style:repeat-content="false" fo:border="0.74pt solid #000000"/>
      <style:paragraph-properties fo:text-align="end" fo:margin-left="0pt"/>
    </style:style>
    <style:style style:name="ce41" style:family="table-cell" style:parent-style-name="Default" style:data-style-name="N111">
      <style:table-cell-properties fo:border-bottom="none" fo:background-color="#ccffff" style:text-align-source="fix" style:repeat-content="false" fo:border-left="0.74pt solid #000000" fo:border-right="0.74pt solid #000000" fo:border-top="0.74pt solid #000000"/>
      <style:paragraph-properties fo:text-align="end" fo:margin-left="0pt"/>
    </style:style>
    <style:style style:name="ce42" style:family="table-cell" style:parent-style-name="Default" style:data-style-name="N111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3" style:family="table-cell" style:parent-style-name="Default" style:data-style-name="N111">
      <style:table-cell-properties fo:background-color="#ccffff" style:text-align-source="fix" style:repeat-content="false" fo:border="0.06pt solid #000000"/>
      <style:paragraph-properties fo:text-align="end" fo:margin-left="0pt"/>
    </style:style>
    <style:style style:name="ce44" style:family="table-cell" style:parent-style-name="Default" style:data-style-name="N111">
      <style:table-cell-properties fo:border-bottom="none" fo:background-color="#ccffff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  <style:paragraph-properties fo:text-align="end" fo:margin-left="0pt"/>
    </style:style>
    <style:style style:name="ce45" style:family="table-cell" style:parent-style-name="Default" style:data-style-name="N111">
      <style:table-cell-properties fo:border-bottom="1.05pt double #000000" style:border-line-width-bottom="0.34pt 0.34pt 0.34pt" fo:background-color="#ccffff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end" fo:margin-left="0pt"/>
    </style:style>
    <style:style style:name="ce46" style:family="table-cell" style:parent-style-name="Default" style:data-style-name="N111">
      <style:table-cell-properties fo:background-color="#ccffff" style:text-align-source="fix" style:repeat-content="false" fo:border="1.05pt double #000000" style:border-line-width="0.34pt 0.34pt 0.34pt"/>
      <style:paragraph-properties fo:text-align="end" fo:margin-left="0pt"/>
    </style:style>
    <style:style style:name="ce47" style:family="table-cell" style:parent-style-name="Default" style:data-style-name="N111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ext-properties fo:color="#ff0000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fo:border-bottom="1.05pt double #000000" style:border-line-width-bottom="0.34pt 0.34pt 0.34pt" fo:background-color="#ffcc99" style:text-align-source="fix" style:repeat-content="false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52" style:family="table-cell" style:parent-style-name="Default">
      <style:table-cell-properties fo:background-color="#ffcc99" style:text-align-source="fix" style:repeat-content="false" fo:border="1.05pt double #000000" style:border-line-width="0.34pt 0.34pt 0.34pt"/>
      <style:paragraph-properties fo:text-align="center" fo:margin-left="0pt"/>
      <style:text-properties fo:color="#ff0000" fo:font-weight="bold" style:font-weight-asian="bold" style:font-weight-complex="bold"/>
    </style:style>
    <style:style style:name="ce53" style:family="table-cell" style:parent-style-name="Default">
      <style:text-properties fo:color="#3c3c3c" style:font-name="Ubuntu" fo:font-size="5.55000019073486pt" fo:language="none" fo:country="none" style:font-name-asian="Ubuntu" style:font-size-asian="5.55000019073486pt" style:language-asian="none" style:country-asian="none" style:font-name-complex="Ubuntu" style:font-size-complex="5.55000019073486pt" style:language-complex="none" style:country-complex="none"/>
    </style:style>
  </office:automatic-styles>
  <office:body>
    <office:spreadsheet>
      <table:table table:name="v0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Filters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Query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Records returned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Timing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Case 2</text:p>
          </table:table-cell>
          <table:table-cell table:style-name="ce5" office:value-type="string" calcext:value-type="string">
            <text:p>UK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13" calcext:value-type="float">
            <text:p>2013</text:p>
          </table:table-cell>
          <table:table-cell table:style-name="ce14" office:value-type="float" office:value="826" calcext:value-type="float">
            <text:p>826</text:p>
          </table:table-cell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2013" calcext:value-type="float">
            <text:p>2013</text:p>
          </table:table-cell>
          <table:table-cell table:style-name="ce23" office:value-type="string" calcext:value-type="string">
            <text:p>choropleth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UK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826" calcext:value-type="float">
            <text:p>8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all</text:p>
          </table:table-cell>
          <table:table-cell table:style-name="ce24" office:value-type="string" calcext:value-type="string">
            <text:p>infoBox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3.6" calcext:value-type="float">
            <text:p>3.6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UK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826" calcext:value-type="float">
            <text:p>826</text:p>
          </table:table-cell>
          <table:table-cell table:style-name="ce15" office:value-type="string" calcext:value-type="string">
            <text:p>all</text:p>
          </table:table-cell>
          <table:table-cell table:style-name="ce15" office:value-type="string" calcext:value-type="string">
            <text:p>AG2</text:p>
          </table:table-cell>
          <table:table-cell table:style-name="ce15" office:value-type="float" office:value="2013" calcext:value-type="float">
            <text:p>2013</text:p>
          </table:table-cell>
          <table:table-cell table:style-name="ce24" office:value-type="string" calcext:value-type="string">
            <text:p>topExportDestinations</text:p>
          </table:table-cell>
          <table:table-cell table:style-name="ce32" office:value-type="float" office:value="22461" calcext:value-type="float">
            <text:p>22461</text:p>
          </table:table-cell>
          <table:table-cell table:style-name="ce32" office:value-type="float" office:value="0" calcext:value-type="float">
            <text:p>0</text:p>
          </table:table-cell>
          <table:table-cell table:style-name="ce40" office:value-type="float" office:value="29.7" calcext:value-type="float">
            <text:p>29.7</text:p>
          </table:table-cell>
          <table:table-cell table:style-name="ce48" office:value-type="string" calcext:value-type="string">
            <text:p>!!!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UK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826" calcext:value-type="float">
            <text:p>8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AG2</text:p>
          </table:table-cell>
          <table:table-cell table:style-name="ce16" office:value-type="float" office:value="2013" calcext:value-type="float">
            <text:p>2013</text:p>
          </table:table-cell>
          <table:table-cell table:style-name="ce25" office:value-type="string" calcext:value-type="string">
            <text:p>topExportCommodities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6.9" calcext:value-type="float">
            <text:p>6.9</text:p>
          </table:table-cell>
          <table:table-cell table:style-name="ce48"/>
        </table:table-row>
        <table:table-row table:style-name="ro1">
          <table:table-cell table:style-name="ce1" office:value-type="string" calcext:value-type="string" table:number-columns-spanned="1" table:number-rows-spanned="3">
            <text:p>Case 3</text:p>
          </table:table-cell>
          <table:table-cell table:style-name="ce8" office:value-type="string" calcext:value-type="string">
            <text:p>UK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13" calcext:value-type="float">
            <text:p>2013</text:p>
          </table:table-cell>
          <table:table-cell table:style-name="ce17" office:value-type="float" office:value="826" calcext:value-type="float">
            <text:p>826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float" office:value="2013" calcext:value-type="float">
            <text:p>2013</text:p>
          </table:table-cell>
          <table:table-cell table:style-name="ce26" office:value-type="string" calcext:value-type="string">
            <text:p>choropleth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.2" calcext:value-type="float">
            <text:p>0.2</text:p>
          </table:table-cell>
          <table:table-cell table:style-name="ce48"/>
        </table:table-row>
        <table:table-row table:style-name="ro1">
          <table:covered-table-cell table:style-name="ce2"/>
          <table:table-cell office:value-type="string" calcext:value-type="string">
            <text:p>UK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26" calcext:value-type="float">
            <text:p>826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AG2,TOTAL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infoBox</text:p>
          </table:table-cell>
          <table:table-cell table:style-name="ce35" office:value-type="float" office:value="4208" calcext:value-type="float">
            <text:p>4208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69" calcext:value-type="float">
            <text:p>69.0</text:p>
          </table:table-cell>
          <table:table-cell table:style-name="ce48" office:value-type="string" calcext:value-type="string">
            <text:p>!!!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26" calcext:value-type="float">
            <text:p>8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G2</text:p>
          </table:table-cell>
          <table:table-cell table:style-name="ce18" office:value-type="float" office:value="2013" calcext:value-type="float">
            <text:p>2013</text:p>
          </table:table-cell>
          <table:table-cell table:style-name="ce28" office:value-type="string" calcext:value-type="string">
            <text:p>topExportCommodities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3.2" calcext:value-type="float">
            <text:p>3.2</text:p>
          </table:table-cell>
          <table:table-cell table:style-name="ce48"/>
        </table:table-row>
        <table:table-row table:style-name="ro1">
          <table:table-cell table:style-name="ce1" office:value-type="string" calcext:value-type="string" table:number-columns-spanned="1" table:number-rows-spanned="2">
            <text:p>Case 4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IND</text:p>
          </table:table-cell>
          <table:table-cell table:style-name="ce10" office:value-type="string" calcext:value-type="string">
            <text:p>Electr. (85)</text:p>
          </table:table-cell>
          <table:table-cell table:style-name="ce10" office:value-type="float" office:value="2013" calcext:value-type="float">
            <text:p>2013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string" calcext:value-type="string">
            <text:p>all</text:p>
          </table:table-cell>
          <table:table-cell table:style-name="ce19" office:value-type="string" calcext:value-type="string">
            <text:p>AG2</text:p>
          </table:table-cell>
          <table:table-cell table:style-name="ce19" office:value-type="float" office:value="2013" calcext:value-type="float">
            <text:p>2013</text:p>
          </table:table-cell>
          <table:table-cell table:style-name="ce29" office:value-type="string" calcext:value-type="string">
            <text:p>choropleth</text:p>
          </table:table-cell>
          <table:table-cell table:style-name="ce37" office:value-type="float" office:value="22269" calcext:value-type="float">
            <text:p>22269</text:p>
          </table:table-cell>
          <table:table-cell table:style-name="ce37" office:value-type="float" office:value="192" calcext:value-type="float">
            <text:p>192</text:p>
          </table:table-cell>
          <table:table-cell table:style-name="ce45" office:value-type="float" office:value="15.5" calcext:value-type="float">
            <text:p>15.5</text:p>
          </table:table-cell>
          <table:table-cell table:style-name="ce48" office:value-type="string" calcext:value-type="string">
            <text:p>!!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Electr. (85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26" calcext:value-type="float">
            <text:p>826</text:p>
          </table:table-cell>
          <table:table-cell table:style-name="ce18" office:value-type="float" office:value="699" calcext:value-type="float">
            <text:p>699</text:p>
          </table:table-cell>
          <table:table-cell table:style-name="ce18" office:value-type="string" calcext:value-type="string">
            <text:p>AG2,TOTAL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208" calcext:value-type="float">
            <text:p>4208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ase 5</text:p>
          </table:table-cell>
          <table:table-cell table:style-name="ce11" office:value-type="string" calcext:value-type="string">
            <text:p>UK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lectr. (85)</text:p>
          </table:table-cell>
          <table:table-cell table:style-name="ce11" office:value-type="float" office:value="2013" calcext:value-type="float">
            <text:p>2013</text:p>
          </table:table-cell>
          <table:table-cell table:style-name="ce20" office:value-type="float" office:value="826" calcext:value-type="float">
            <text:p>826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AG2</text:p>
          </table:table-cell>
          <table:table-cell table:style-name="ce20" office:value-type="float" office:value="2013" calcext:value-type="float">
            <text:p>2013</text:p>
          </table:table-cell>
          <table:table-cell table:style-name="ce30" office:value-type="string" calcext:value-type="string">
            <text:p>choropleth</text:p>
          </table:table-cell>
          <table:table-cell table:style-name="ce38" office:value-type="float" office:value="22461" calcext:value-type="float">
            <text:p>22461</text:p>
          </table:table-cell>
          <table:table-cell table:style-name="ce38" office:value-type="float" office:value="0" calcext:value-type="float">
            <text:p>0</text:p>
          </table:table-cell>
          <table:table-cell table:style-name="ce46" office:value-type="float" office:value="1" calcext:value-type="float">
            <text:p>1.0</text:p>
          </table:table-cell>
          <table:table-cell/>
        </table:table-row>
        <table:table-row table:style-name="ro1">
          <table:covered-table-cell table:style-name="ce2"/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Electr. (85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26" calcext:value-type="float">
            <text:p>8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8" calcext:value-type="float">
            <text:p>0.8</text:p>
          </table:table-cell>
          <table:table-cell/>
        </table:table-row>
        <table:table-row table:style-name="ro1" table:number-rows-repeated="12">
          <table:table-cell table:number-columns-repeated="9"/>
          <table:table-cell table:style-name="ce27"/>
          <table:table-cell table:number-columns-repeated="2"/>
          <table:table-cell table:style-name="ce47"/>
          <table:table-cell/>
        </table:table-row>
        <table:table-row table:style-name="ro1" table:number-rows-repeated="2">
          <table:table-cell table:number-columns-repeated="12"/>
          <table:table-cell table:style-name="ce47"/>
          <table:table-cell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0-changes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Filters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Query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Records returned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Timing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Case 2</text:p>
          </table:table-cell>
          <table:table-cell table:style-name="ce5" office:value-type="string" calcext:value-type="string">
            <text:p>UK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13" calcext:value-type="float">
            <text:p>2013</text:p>
          </table:table-cell>
          <table:table-cell table:style-name="ce14" office:value-type="float" office:value="826" calcext:value-type="float">
            <text:p>826</text:p>
          </table:table-cell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2013" calcext:value-type="float">
            <text:p>2013</text:p>
          </table:table-cell>
          <table:table-cell table:style-name="ce23" office:value-type="string" calcext:value-type="string">
            <text:p>choropleth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UK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826" calcext:value-type="float">
            <text:p>8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all</text:p>
          </table:table-cell>
          <table:table-cell table:style-name="ce24" office:value-type="string" calcext:value-type="string">
            <text:p>infoBox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3.6" calcext:value-type="float">
            <text:p>3.6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UK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826" calcext:value-type="float">
            <text:p>826</text:p>
          </table:table-cell>
          <table:table-cell table:style-name="ce15" office:value-type="string" calcext:value-type="string">
            <text:p>all</text:p>
          </table:table-cell>
          <table:table-cell table:style-name="ce50" office:value-type="string" calcext:value-type="string">
            <text:p>TOTAL</text:p>
          </table:table-cell>
          <table:table-cell table:style-name="ce15" office:value-type="float" office:value="2013" calcext:value-type="float">
            <text:p>2013</text:p>
          </table:table-cell>
          <table:table-cell table:style-name="ce24" office:value-type="string" calcext:value-type="string">
            <text:p>topExportDestinations</text:p>
          </table:table-cell>
          <table:table-cell table:style-name="ce32" office:value-type="float" office:value="22461" calcext:value-type="float">
            <text:p>22461</text:p>
          </table:table-cell>
          <table:table-cell table:style-name="ce32" office:value-type="float" office:value="0" calcext:value-type="float">
            <text:p>0</text:p>
          </table:table-cell>
          <table:table-cell table:style-name="ce40" office:value-type="float" office:value="29.7" calcext:value-type="float">
            <text:p>29.7</text:p>
          </table:table-cell>
          <table:table-cell table:style-name="ce48" office:value-type="string" calcext:value-type="string">
            <text:p>!!!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UK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826" calcext:value-type="float">
            <text:p>8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AG2</text:p>
          </table:table-cell>
          <table:table-cell table:style-name="ce16" office:value-type="float" office:value="2013" calcext:value-type="float">
            <text:p>2013</text:p>
          </table:table-cell>
          <table:table-cell table:style-name="ce25" office:value-type="string" calcext:value-type="string">
            <text:p>topExportCommodities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6.9" calcext:value-type="float">
            <text:p>6.9</text:p>
          </table:table-cell>
          <table:table-cell table:style-name="ce48"/>
        </table:table-row>
        <table:table-row table:style-name="ro1">
          <table:table-cell table:style-name="ce1" office:value-type="string" calcext:value-type="string" table:number-columns-spanned="1" table:number-rows-spanned="3">
            <text:p>Case 3</text:p>
          </table:table-cell>
          <table:table-cell table:style-name="ce8" office:value-type="string" calcext:value-type="string">
            <text:p>UK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13" calcext:value-type="float">
            <text:p>2013</text:p>
          </table:table-cell>
          <table:table-cell table:style-name="ce17" office:value-type="float" office:value="826" calcext:value-type="float">
            <text:p>826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float" office:value="2013" calcext:value-type="float">
            <text:p>2013</text:p>
          </table:table-cell>
          <table:table-cell table:style-name="ce26" office:value-type="string" calcext:value-type="string">
            <text:p>choropleth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.2" calcext:value-type="float">
            <text:p>0.2</text:p>
          </table:table-cell>
          <table:table-cell table:style-name="ce48"/>
        </table:table-row>
        <table:table-row table:style-name="ro1">
          <table:covered-table-cell table:style-name="ce2"/>
          <table:table-cell office:value-type="string" calcext:value-type="string">
            <text:p>UK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26" calcext:value-type="float">
            <text:p>826</text:p>
          </table:table-cell>
          <table:table-cell table:style-name="ce49" office:value-type="string" calcext:value-type="string">
            <text:p>all</text:p>
          </table:table-cell>
          <table:table-cell table:style-name="ce49" office:value-type="string" calcext:value-type="string">
            <text:p>TOTAL</text:p>
          </table:table-cell>
          <table:table-cell table:style-name="ce49" office:value-type="float" office:value="2013" calcext:value-type="float">
            <text:p>2013</text:p>
          </table:table-cell>
          <table:table-cell table:style-name="ce27" office:value-type="string" calcext:value-type="string">
            <text:p>infoBox</text:p>
          </table:table-cell>
          <table:table-cell table:style-name="ce35" office:value-type="float" office:value="4208" calcext:value-type="float">
            <text:p>4208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69" calcext:value-type="float">
            <text:p>69.0</text:p>
          </table:table-cell>
          <table:table-cell table:style-name="ce48" office:value-type="string" calcext:value-type="string">
            <text:p>!!!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26" calcext:value-type="float">
            <text:p>8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G2</text:p>
          </table:table-cell>
          <table:table-cell table:style-name="ce18" office:value-type="float" office:value="2013" calcext:value-type="float">
            <text:p>2013</text:p>
          </table:table-cell>
          <table:table-cell table:style-name="ce28" office:value-type="string" calcext:value-type="string">
            <text:p>topExportCommodities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3.2" calcext:value-type="float">
            <text:p>3.2</text:p>
          </table:table-cell>
          <table:table-cell table:style-name="ce48"/>
        </table:table-row>
        <table:table-row table:style-name="ro1">
          <table:table-cell table:style-name="ce1" office:value-type="string" calcext:value-type="string" table:number-columns-spanned="1" table:number-rows-spanned="2">
            <text:p>Case 4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IND</text:p>
          </table:table-cell>
          <table:table-cell table:style-name="ce10" office:value-type="string" calcext:value-type="string">
            <text:p>Electr. (85)</text:p>
          </table:table-cell>
          <table:table-cell table:style-name="ce10" office:value-type="float" office:value="2013" calcext:value-type="float">
            <text:p>2013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string" calcext:value-type="string">
            <text:p>all</text:p>
          </table:table-cell>
          <table:table-cell table:style-name="ce51" office:value-type="float" office:value="85" calcext:value-type="float">
            <text:p>85</text:p>
          </table:table-cell>
          <table:table-cell table:style-name="ce19" office:value-type="float" office:value="2013" calcext:value-type="float">
            <text:p>2013</text:p>
          </table:table-cell>
          <table:table-cell table:style-name="ce29" office:value-type="string" calcext:value-type="string">
            <text:p>choropleth</text:p>
          </table:table-cell>
          <table:table-cell table:style-name="ce37" office:value-type="float" office:value="22269" calcext:value-type="float">
            <text:p>22269</text:p>
          </table:table-cell>
          <table:table-cell table:style-name="ce37" office:value-type="float" office:value="192" calcext:value-type="float">
            <text:p>192</text:p>
          </table:table-cell>
          <table:table-cell table:style-name="ce45" office:value-type="float" office:value="15.5" calcext:value-type="float">
            <text:p>15.5</text:p>
          </table:table-cell>
          <table:table-cell table:style-name="ce48" office:value-type="string" calcext:value-type="string">
            <text:p>!!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Electr. (85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26" calcext:value-type="float">
            <text:p>826</text:p>
          </table:table-cell>
          <table:table-cell table:style-name="ce18" office:value-type="float" office:value="699" calcext:value-type="float">
            <text:p>699</text:p>
          </table:table-cell>
          <table:table-cell table:style-name="ce18" office:value-type="string" calcext:value-type="string">
            <text:p>AG2,TOTAL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208" calcext:value-type="float">
            <text:p>4208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ase 5</text:p>
          </table:table-cell>
          <table:table-cell table:style-name="ce11" office:value-type="string" calcext:value-type="string">
            <text:p>UK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lectr. (85)</text:p>
          </table:table-cell>
          <table:table-cell table:style-name="ce11" office:value-type="float" office:value="2013" calcext:value-type="float">
            <text:p>2013</text:p>
          </table:table-cell>
          <table:table-cell table:style-name="ce20" office:value-type="float" office:value="826" calcext:value-type="float">
            <text:p>826</text:p>
          </table:table-cell>
          <table:table-cell table:style-name="ce20" office:value-type="string" calcext:value-type="string">
            <text:p>all</text:p>
          </table:table-cell>
          <table:table-cell table:style-name="ce52" office:value-type="float" office:value="85" calcext:value-type="float">
            <text:p>85</text:p>
          </table:table-cell>
          <table:table-cell table:style-name="ce20" office:value-type="float" office:value="2013" calcext:value-type="float">
            <text:p>2013</text:p>
          </table:table-cell>
          <table:table-cell table:style-name="ce30" office:value-type="string" calcext:value-type="string">
            <text:p>choropleth</text:p>
          </table:table-cell>
          <table:table-cell table:style-name="ce38" office:value-type="float" office:value="22461" calcext:value-type="float">
            <text:p>22461</text:p>
          </table:table-cell>
          <table:table-cell table:style-name="ce38" office:value-type="float" office:value="0" calcext:value-type="float">
            <text:p>0</text:p>
          </table:table-cell>
          <table:table-cell table:style-name="ce46" office:value-type="float" office:value="1" calcext:value-type="float">
            <text:p>1.0</text:p>
          </table:table-cell>
          <table:table-cell/>
        </table:table-row>
        <table:table-row table:style-name="ro1">
          <table:covered-table-cell table:style-name="ce2"/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Electr. (85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26" calcext:value-type="float">
            <text:p>8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8" calcext:value-type="float">
            <text:p>0.8</text:p>
          </table:table-cell>
          <table:table-cell/>
        </table:table-row>
        <table:table-row table:style-name="ro1" table:number-rows-repeated="12">
          <table:table-cell table:number-columns-repeated="9"/>
          <table:table-cell table:style-name="ce27"/>
          <table:table-cell table:number-columns-repeated="2"/>
          <table:table-cell table:style-name="ce47"/>
          <table:table-cell/>
        </table:table-row>
        <table:table-row table:style-name="ro1" table:number-rows-repeated="2">
          <table:table-cell table:number-columns-repeated="12"/>
          <table:table-cell table:style-name="ce47"/>
          <table:table-cell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10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Filters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Query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Records returned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Timing1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lTiming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ase 2</text:p>
          </table:table-cell>
          <table:table-cell table:style-name="ce5" office:value-type="string" calcext:value-type="string">
            <text:p>USA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13" calcext:value-type="float">
            <text:p>2013</text:p>
          </table:table-cell>
          <table:table-cell table:style-name="ce14" office:value-type="float" office:value="842" calcext:value-type="float">
            <text:p>842</text:p>
          </table:table-cell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2013" calcext:value-type="float">
            <text:p>2013</text:p>
          </table:table-cell>
          <table:table-cell table:style-name="ce23" office:value-type="string" calcext:value-type="string">
            <text:p>choropleth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3]&amp;&quot;&amp;p=&quot;&amp;[.G3]&amp;&quot;&amp;ps=&quot;&amp;[.I3]&amp;&quot;&amp;cc=&quot;&amp;[.H3]&amp;&quot;' -H 'Pragma: no-cache'  -H 'Connection: keep-alive' -H 'Cache-Control: no-cache'&quot;" office:value-type="string" office:string-value="curl -o text.csv 'http://comtrade.un.org/api/get?fmt=csv&amp;max=50000&amp;type=C&amp;freq=A&amp;px=HS&amp;rg=1%2C2&amp;r=842&amp;p=all&amp;ps=2013&amp;cc=TOTAL' -H 'Pragma: no-cache'  -H 'Connection: keep-alive' -H 'Cache-Control: no-cache'" calcext:value-type="string">
            <text:p>curl -o text.csv 'http://comtrade.un.org/api/get?fmt=csv&amp;max=50000&amp;type=C&amp;freq=A&amp;px=HS&amp;rg=1%2C2&amp;r=842&amp;p=all&amp;ps=2013&amp;cc=TOTAL' -H 'Pragma: no-cache' <text:s/>-H 'Connection: keep-alive' -H 'Cache-Control: no-cache'</text:p>
          </table:table-cell>
          <table:table-cell/>
        </table:table-row>
        <table:table-row table:style-name="ro1">
          <table:covered-table-cell table:style-name="ce2"/>
          <table:table-cell table:style-name="ce6" office:value-type="string" calcext:value-type="string">
            <text:p>USA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842" calcext:value-type="float">
            <text:p>84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all</text:p>
          </table:table-cell>
          <table:table-cell table:style-name="ce24" office:value-type="string" calcext:value-type="string">
            <text:p>infoBox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7" office:value-type="string" calcext:value-type="string">
            <text:p>US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842" calcext:value-type="float">
            <text:p>84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AG2</text:p>
          </table:table-cell>
          <table:table-cell table:style-name="ce16" office:value-type="float" office:value="2013" calcext:value-type="float">
            <text:p>2013</text:p>
          </table:table-cell>
          <table:table-cell table:style-name="ce25" office:value-type="string" calcext:value-type="string">
            <text:p>topExportCommodities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0.2" calcext:value-type="float">
            <text:p>0.2</text:p>
          </table:table-cell>
          <table:table-cell table:style-name="ce4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se 3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CH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13" calcext:value-type="float">
            <text:p>2013</text:p>
          </table:table-cell>
          <table:table-cell table:style-name="ce17" office:value-type="float" office:value="842" calcext:value-type="float">
            <text:p>842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float" office:value="2013" calcext:value-type="float">
            <text:p>2013</text:p>
          </table:table-cell>
          <table:table-cell table:style-name="ce26" office:value-type="string" calcext:value-type="string">
            <text:p>choropleth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.1" calcext:value-type="float">
            <text:p>0.1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yearChart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table:style-name="ce9" office:value-type="string" calcext:value-type="string">
            <text:p>USA</text:p>
          </table:table-cell>
          <table:table-cell table:style-name="ce9" office:value-type="string" calcext:value-type="string">
            <text:p>CH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42" calcext:value-type="float">
            <text:p>8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G2</text:p>
          </table:table-cell>
          <table:table-cell table:style-name="ce18" office:value-type="float" office:value="2013" calcext:value-type="float">
            <text:p>2013</text:p>
          </table:table-cell>
          <table:table-cell table:style-name="ce28" office:value-type="string" calcext:value-type="string">
            <text:p>topExportCommodities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.2" calcext:value-type="float">
            <text:p>0.2</text:p>
          </table:table-cell>
          <table:table-cell table:style-name="ce48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ase 4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CHN</text:p>
          </table:table-cell>
          <table:table-cell table:style-name="ce10" office:value-type="string" calcext:value-type="string">
            <text:p>Steel Itms(73)</text:p>
          </table:table-cell>
          <table:table-cell table:style-name="ce10" office:value-type="float" office:value="2013" calcext:value-type="float">
            <text:p>2013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string" calcext:value-type="string">
            <text:p>all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2013" calcext:value-type="float">
            <text:p>2013</text:p>
          </table:table-cell>
          <table:table-cell table:style-name="ce29" office:value-type="string" calcext:value-type="string">
            <text:p>choropleth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0" calcext:value-type="float">
            <text:p>0</text:p>
          </table:table-cell>
          <table:table-cell table:style-name="ce45" office:value-type="float" office:value="0.3" calcext:value-type="float">
            <text:p>0.3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table:style-name="ce9" office:value-type="string" calcext:value-type="string">
            <text:p>USA</text:p>
          </table:table-cell>
          <table:table-cell table:style-name="ce9" office:value-type="string" calcext:value-type="string">
            <text:p>CHN</text:p>
          </table:table-cell>
          <table:table-cell table:style-name="ce9" office:value-type="string" calcext:value-type="string">
            <text:p>Steel Itms(73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42" calcext:value-type="float">
            <text:p>842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ase 5</text:p>
          </table:table-cell>
          <table:table-cell table:style-name="ce11" office:value-type="string" calcext:value-type="string">
            <text:p>US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teel Itms(73)</text:p>
          </table:table-cell>
          <table:table-cell table:style-name="ce11" office:value-type="float" office:value="2013" calcext:value-type="float">
            <text:p>2013</text:p>
          </table:table-cell>
          <table:table-cell table:style-name="ce20" office:value-type="float" office:value="842" calcext:value-type="float">
            <text:p>842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2013" calcext:value-type="float">
            <text:p>2013</text:p>
          </table:table-cell>
          <table:table-cell table:style-name="ce30" office:value-type="string" calcext:value-type="string">
            <text:p>choropleth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0" calcext:value-type="float">
            <text:p>0</text:p>
          </table:table-cell>
          <table:table-cell table:style-name="ce46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9" office:value-type="string" calcext:value-type="string">
            <text:p>USA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teel Itms(73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842" calcext:value-type="float">
            <text:p>84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  <table:table-cell table:style-name="ce27"/>
          <table:table-cell table:number-columns-repeated="2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47"/>
          <table:table-cell table:number-columns-repeated="2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1_curltests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10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Filters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Query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Records returned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Timing1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lTiming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ase 2</text:p>
          </table:table-cell>
          <table:table-cell table:style-name="ce5" office:value-type="string" calcext:value-type="string">
            <text:p>Ital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13" calcext:value-type="float">
            <text:p>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2013" calcext:value-type="float">
            <text:p>2013</text:p>
          </table:table-cell>
          <table:table-cell table:style-name="ce23" office:value-type="string" calcext:value-type="string">
            <text:p>choropleth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3]&amp;&quot;&amp;p=&quot;&amp;[.G3]&amp;&quot;&amp;ps=&quot;&amp;[.I3]&amp;&quot;&amp;cc=&quot;&amp;[.H3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all&amp;ps=2013&amp;cc=TOTAL' -H 'Pragma: no-cache'  -H 'Connection: keep-alive' -H 'Cache-Control: no-cache'" calcext:value-type="string">
            <text:p>curl -o text.csv 'http://comtrade.un.org/api/get?fmt=csv&amp;max=50000&amp;type=C&amp;freq=A&amp;px=HS&amp;rg=1%2C2&amp;r=381&amp;p=all&amp;ps=2013&amp;cc=TOTAL' -H 'Pragma: no-cache' <text:s/>-H 'Connection: keep-alive' -H 'Cache-Control: no-cache'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Ital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all</text:p>
          </table:table-cell>
          <table:table-cell table:style-name="ce24" office:value-type="string" calcext:value-type="string">
            <text:p>infoBox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4]&amp;&quot;&amp;p=&quot;&amp;[.G4]&amp;&quot;&amp;ps=&quot;&amp;[.I4]&amp;&quot;&amp;cc=&quot;&amp;[.H4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0&amp;ps=all&amp;cc=TOTAL' -H 'Pragma: no-cache'  -H 'Connection: keep-alive' -H 'Cache-Control: no-cache'" calcext:value-type="string">
            <text:p>curl -o text.csv 'http://comtrade.un.org/api/get?fmt=csv&amp;max=50000&amp;type=C&amp;freq=A&amp;px=HS&amp;rg=1%2C2&amp;r=381&amp;p=0&amp;ps=all&amp;cc=TOTAL' -H 'Pragma: no-cache' <text:s/>-H 'Connection: keep-alive' -H 'Cache-Control: no-cache'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Italy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AG2</text:p>
          </table:table-cell>
          <table:table-cell table:style-name="ce16" office:value-type="float" office:value="2013" calcext:value-type="float">
            <text:p>2013</text:p>
          </table:table-cell>
          <table:table-cell table:style-name="ce25" office:value-type="string" calcext:value-type="string">
            <text:p>topExportCommodities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0.2" calcext:value-type="float">
            <text:p>0.2</text:p>
          </table:table-cell>
          <table:table-cell table:style-name="ce53" table:formula="of:=&quot;curl -o text.csv 'http://comtrade.un.org/api/get?fmt=csv&amp;max=50000&amp;type=C&amp;freq=A&amp;px=HS&amp;rg=1%2C2&amp;r=&quot;&amp;[.F5]&amp;&quot;&amp;p=&quot;&amp;[.G5]&amp;&quot;&amp;ps=&quot;&amp;[.I5]&amp;&quot;&amp;cc=&quot;&amp;[.H5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0&amp;ps=2013&amp;cc=AG2' -H 'Pragma: no-cache'  -H 'Connection: keep-alive' -H 'Cache-Control: no-cache'" calcext:value-type="string">
            <text:p>curl -o text.csv 'http://comtrade.un.org/api/get?fmt=csv&amp;max=50000&amp;type=C&amp;freq=A&amp;px=HS&amp;rg=1%2C2&amp;r=381&amp;p=0&amp;ps=2013&amp;cc=AG2' -H 'Pragma: no-cache' <text:s/>-H 'Connection: keep-alive' -H 'Cache-Control: no-cache'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ase 3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string" calcext:value-type="string">
            <text:p>Swed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13" calcext:value-type="float">
            <text:p>2013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float" office:value="2013" calcext:value-type="float">
            <text:p>2013</text:p>
          </table:table-cell>
          <table:table-cell table:style-name="ce26" office:value-type="string" calcext:value-type="string">
            <text:p>choropleth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6]&amp;&quot;&amp;p=&quot;&amp;[.G6]&amp;&quot;&amp;ps=&quot;&amp;[.I6]&amp;&quot;&amp;cc=&quot;&amp;[.H6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all&amp;ps=2013&amp;cc=TOTAL' -H 'Pragma: no-cache'  -H 'Connection: keep-alive' -H 'Cache-Control: no-cache'" calcext:value-type="string">
            <text:p>curl -o text.csv 'http://comtrade.un.org/api/get?fmt=csv&amp;max=50000&amp;type=C&amp;freq=A&amp;px=HS&amp;rg=1%2C2&amp;r=381&amp;p=all&amp;ps=2013&amp;cc=TOTAL' -H 'Pragma: no-cache' <text:s/>-H 'Connection: keep-alive' -H 'Cache-Control: no-cache'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Ital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381" calcext:value-type="float">
            <text:p>38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yearChart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7]&amp;&quot;&amp;p=&quot;&amp;[.G7]&amp;&quot;&amp;ps=&quot;&amp;[.I7]&amp;&quot;&amp;cc=&quot;&amp;[.H7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752&amp;ps=all&amp;cc=TOTAL' -H 'Pragma: no-cache'  -H 'Connection: keep-alive' -H 'Cache-Control: no-cache'" calcext:value-type="string">
            <text:p>curl -o text.csv 'http://comtrade.un.org/api/get?fmt=csv&amp;max=50000&amp;type=C&amp;freq=A&amp;px=HS&amp;rg=1%2C2&amp;r=381&amp;p=752&amp;ps=all&amp;cc=TOTAL' -H 'Pragma: no-cache' <text:s/>-H 'Connection: keep-alive' -H 'Cache-Control: no-cache'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Italy</text:p>
          </table:table-cell>
          <table:table-cell table:style-name="ce9" office:value-type="string" calcext:value-type="string">
            <text:p>Swede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381" calcext:value-type="float">
            <text:p>38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G2</text:p>
          </table:table-cell>
          <table:table-cell table:style-name="ce18" office:value-type="float" office:value="2013" calcext:value-type="float">
            <text:p>2013</text:p>
          </table:table-cell>
          <table:table-cell table:style-name="ce28" office:value-type="string" calcext:value-type="string">
            <text:p>topExportCommodities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.2" calcext:value-type="float">
            <text:p>0.2</text:p>
          </table:table-cell>
          <table:table-cell table:style-name="ce53" table:formula="of:=&quot;curl -o text.csv 'http://comtrade.un.org/api/get?fmt=csv&amp;max=50000&amp;type=C&amp;freq=A&amp;px=HS&amp;rg=1%2C2&amp;r=&quot;&amp;[.F8]&amp;&quot;&amp;p=&quot;&amp;[.G8]&amp;&quot;&amp;ps=&quot;&amp;[.I8]&amp;&quot;&amp;cc=&quot;&amp;[.H8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0&amp;ps=2013&amp;cc=AG2' -H 'Pragma: no-cache'  -H 'Connection: keep-alive' -H 'Cache-Control: no-cache'" calcext:value-type="string">
            <text:p>curl -o text.csv 'http://comtrade.un.org/api/get?fmt=csv&amp;max=50000&amp;type=C&amp;freq=A&amp;px=HS&amp;rg=1%2C2&amp;r=381&amp;p=0&amp;ps=2013&amp;cc=AG2' -H 'Pragma: no-cache' <text:s/>-H 'Connection: keep-alive' -H 'Cache-Control: no-cache'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ase 4</text:p>
          </table:table-cell>
          <table:table-cell table:style-name="ce10" office:value-type="string" calcext:value-type="string">
            <text:p>Italy</text:p>
          </table:table-cell>
          <table:table-cell table:style-name="ce10" office:value-type="string" calcext:value-type="string">
            <text:p>Sweden</text:p>
          </table:table-cell>
          <table:table-cell table:style-name="ce10" office:value-type="string" calcext:value-type="string">
            <text:p>Fish (03)</text:p>
          </table:table-cell>
          <table:table-cell table:style-name="ce10" office:value-type="float" office:value="2013" calcext:value-type="float">
            <text:p>2013</text:p>
          </table:table-cell>
          <table:table-cell table:style-name="ce19" office:value-type="float" office:value="381" calcext:value-type="float">
            <text:p>381</text:p>
          </table:table-cell>
          <table:table-cell table:style-name="ce19" office:value-type="string" calcext:value-type="string">
            <text:p>all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float" office:value="2013" calcext:value-type="float">
            <text:p>2013</text:p>
          </table:table-cell>
          <table:table-cell table:style-name="ce29" office:value-type="string" calcext:value-type="string">
            <text:p>choropleth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0" calcext:value-type="float">
            <text:p>0</text:p>
          </table:table-cell>
          <table:table-cell table:style-name="ce45" office:value-type="float" office:value="0.3" calcext:value-type="float">
            <text:p>0.3</text:p>
          </table:table-cell>
          <table:table-cell table:style-name="ce53" table:formula="of:=&quot;curl -o text.csv 'http://comtrade.un.org/api/get?fmt=csv&amp;max=50000&amp;type=C&amp;freq=A&amp;px=HS&amp;rg=1%2C2&amp;r=&quot;&amp;[.F9]&amp;&quot;&amp;p=&quot;&amp;[.G9]&amp;&quot;&amp;ps=&quot;&amp;[.I9]&amp;&quot;&amp;cc=&quot;&amp;[.H9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all&amp;ps=2013&amp;cc=03' -H 'Pragma: no-cache'  -H 'Connection: keep-alive' -H 'Cache-Control: no-cache'" calcext:value-type="string">
            <text:p>curl -o text.csv 'http://comtrade.un.org/api/get?fmt=csv&amp;max=50000&amp;type=C&amp;freq=A&amp;px=HS&amp;rg=1%2C2&amp;r=381&amp;p=all&amp;ps=2013&amp;cc=03' -H 'Pragma: no-cache' <text:s/>-H 'Connection: keep-alive' -H 'Cache-Control: no-cache'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Italy</text:p>
          </table:table-cell>
          <table:table-cell table:style-name="ce9" office:value-type="string" calcext:value-type="string">
            <text:p>Sweden</text:p>
          </table:table-cell>
          <table:table-cell table:style-name="ce9" office:value-type="string" calcext:value-type="string">
            <text:p>Fish (03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381" calcext:value-type="float">
            <text:p>381</text:p>
          </table:table-cell>
          <table:table-cell table:style-name="ce18" office:value-type="float" office:value="752" calcext:value-type="float">
            <text:p>752</text:p>
          </table:table-cell>
          <table:table-cell table:style-name="ce18" office:value-type="string" calcext:value-type="string">
            <text:p>03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2" calcext:value-type="float">
            <text:p>0.2</text:p>
          </table:table-cell>
          <table:table-cell table:style-name="ce53" table:formula="of:=&quot;curl -o text.csv 'http://comtrade.un.org/api/get?fmt=csv&amp;max=50000&amp;type=C&amp;freq=A&amp;px=HS&amp;rg=1%2C2&amp;r=&quot;&amp;[.F10]&amp;&quot;&amp;p=&quot;&amp;[.G10]&amp;&quot;&amp;ps=&quot;&amp;[.I10]&amp;&quot;&amp;cc=&quot;&amp;[.H10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752&amp;ps=all&amp;cc=03' -H 'Pragma: no-cache'  -H 'Connection: keep-alive' -H 'Cache-Control: no-cache'" calcext:value-type="string">
            <text:p>curl -o text.csv 'http://comtrade.un.org/api/get?fmt=csv&amp;max=50000&amp;type=C&amp;freq=A&amp;px=HS&amp;rg=1%2C2&amp;r=381&amp;p=752&amp;ps=all&amp;cc=03' -H 'Pragma: no-cache' <text:s/>-H 'Connection: keep-alive' -H 'Cache-Control: no-cache'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ase 5</text:p>
          </table:table-cell>
          <table:table-cell table:style-name="ce11" office:value-type="string" calcext:value-type="string">
            <text:p>Italy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Fish (03)</text:p>
          </table:table-cell>
          <table:table-cell table:style-name="ce11" office:value-type="float" office:value="2013" calcext:value-type="float">
            <text:p>2013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03</text:p>
          </table:table-cell>
          <table:table-cell table:style-name="ce20" office:value-type="float" office:value="2013" calcext:value-type="float">
            <text:p>2013</text:p>
          </table:table-cell>
          <table:table-cell table:style-name="ce30" office:value-type="string" calcext:value-type="string">
            <text:p>choropleth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0" calcext:value-type="float">
            <text:p>0</text:p>
          </table:table-cell>
          <table:table-cell table:style-name="ce46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11]&amp;&quot;&amp;p=&quot;&amp;[.G11]&amp;&quot;&amp;ps=&quot;&amp;[.I11]&amp;&quot;&amp;cc=&quot;&amp;[.H11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all&amp;ps=2013&amp;cc=03' -H 'Pragma: no-cache'  -H 'Connection: keep-alive' -H 'Cache-Control: no-cache'" calcext:value-type="string">
            <text:p>curl -o text.csv 'http://comtrade.un.org/api/get?fmt=csv&amp;max=50000&amp;type=C&amp;freq=A&amp;px=HS&amp;rg=1%2C2&amp;r=381&amp;p=all&amp;ps=2013&amp;cc=03' -H 'Pragma: no-cache' <text:s/>-H 'Connection: keep-alive' -H 'Cache-Control: no-cache'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Italy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ish (03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381" calcext:value-type="float">
            <text:p>38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03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12]&amp;&quot;&amp;p=&quot;&amp;[.G12]&amp;&quot;&amp;ps=&quot;&amp;[.I12]&amp;&quot;&amp;cc=&quot;&amp;[.H12]&amp;&quot;' -H 'Pragma: no-cache'  -H 'Connection: keep-alive' -H 'Cache-Control: no-cache'&quot;" office:value-type="string" office:string-value="curl -o text.csv 'http://comtrade.un.org/api/get?fmt=csv&amp;max=50000&amp;type=C&amp;freq=A&amp;px=HS&amp;rg=1%2C2&amp;r=381&amp;p=0&amp;ps=all&amp;cc=03' -H 'Pragma: no-cache'  -H 'Connection: keep-alive' -H 'Cache-Control: no-cache'" calcext:value-type="string">
            <text:p>curl -o text.csv 'http://comtrade.un.org/api/get?fmt=csv&amp;max=50000&amp;type=C&amp;freq=A&amp;px=HS&amp;rg=1%2C2&amp;r=381&amp;p=0&amp;ps=all&amp;cc=03' -H 'Pragma: no-cache' <text:s/>-H 'Connection: keep-alive' -H 'Cache-Control: no-cache'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2">
          <table:table-cell table:number-columns-repeated="9"/>
          <table:table-cell table:style-name="ce27"/>
          <table:table-cell table:number-columns-repeated="2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47"/>
          <table:table-cell table:number-columns-repeated="2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1_curltests_2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10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Filters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Query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Records returned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Timing1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lTiming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ase 2</text:p>
          </table:table-cell>
          <table:table-cell table:style-name="ce5" office:value-type="string" calcext:value-type="string">
            <text:p>Finland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13" calcext:value-type="float">
            <text:p>2013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2013" calcext:value-type="float">
            <text:p>2013</text:p>
          </table:table-cell>
          <table:table-cell table:style-name="ce23" office:value-type="string" calcext:value-type="string">
            <text:p>choropleth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3]&amp;&quot;&amp;p=&quot;&amp;[.G3]&amp;&quot;&amp;ps=&quot;&amp;[.I3]&amp;&quot;&amp;cc=&quot;&amp;[.H3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all&amp;ps=2013&amp;cc=TOTAL' -H 'Pragma: no-cache'  -H 'Connection: keep-alive' -H 'Cache-Control: no-cache'" calcext:value-type="string">
            <text:p>curl -o text.csv 'http://comtrade.un.org/api/get?fmt=csv&amp;max=50000&amp;type=C&amp;freq=A&amp;px=HS&amp;rg=1%2C2&amp;r=246&amp;p=all&amp;ps=2013&amp;cc=TOTAL' -H 'Pragma: no-cache' <text:s/>-H 'Connection: keep-alive' -H 'Cache-Control: no-cache'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Finland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2013" calcext:value-type="float">
            <text:p>2013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all</text:p>
          </table:table-cell>
          <table:table-cell table:style-name="ce24" office:value-type="string" calcext:value-type="string">
            <text:p>infoBox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4]&amp;&quot;&amp;p=&quot;&amp;[.G4]&amp;&quot;&amp;ps=&quot;&amp;[.I4]&amp;&quot;&amp;cc=&quot;&amp;[.H4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0&amp;ps=all&amp;cc=TOTAL' -H 'Pragma: no-cache'  -H 'Connection: keep-alive' -H 'Cache-Control: no-cache'" calcext:value-type="string">
            <text:p>curl -o text.csv 'http://comtrade.un.org/api/get?fmt=csv&amp;max=50000&amp;type=C&amp;freq=A&amp;px=HS&amp;rg=1%2C2&amp;r=246&amp;p=0&amp;ps=all&amp;cc=TOTAL' -H 'Pragma: no-cache' <text:s/>-H 'Connection: keep-alive' -H 'Cache-Control: no-cache'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Finlan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AG2</text:p>
          </table:table-cell>
          <table:table-cell table:style-name="ce16" office:value-type="float" office:value="2013" calcext:value-type="float">
            <text:p>2013</text:p>
          </table:table-cell>
          <table:table-cell table:style-name="ce25" office:value-type="string" calcext:value-type="string">
            <text:p>topExportCommodities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0.2" calcext:value-type="float">
            <text:p>0.2</text:p>
          </table:table-cell>
          <table:table-cell table:style-name="ce53" table:formula="of:=&quot;curl -o text.csv 'http://comtrade.un.org/api/get?fmt=csv&amp;max=50000&amp;type=C&amp;freq=A&amp;px=HS&amp;rg=1%2C2&amp;r=&quot;&amp;[.F5]&amp;&quot;&amp;p=&quot;&amp;[.G5]&amp;&quot;&amp;ps=&quot;&amp;[.I5]&amp;&quot;&amp;cc=&quot;&amp;[.H5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0&amp;ps=2013&amp;cc=AG2' -H 'Pragma: no-cache'  -H 'Connection: keep-alive' -H 'Cache-Control: no-cache'" calcext:value-type="string">
            <text:p>curl -o text.csv 'http://comtrade.un.org/api/get?fmt=csv&amp;max=50000&amp;type=C&amp;freq=A&amp;px=HS&amp;rg=1%2C2&amp;r=246&amp;p=0&amp;ps=2013&amp;cc=AG2' -H 'Pragma: no-cache' <text:s/>-H 'Connection: keep-alive' -H 'Cache-Control: no-cache'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ase 3</text:p>
          </table:table-cell>
          <table:table-cell table:style-name="ce8" office:value-type="string" calcext:value-type="string">
            <text:p>Finland</text:p>
          </table:table-cell>
          <table:table-cell table:style-name="ce8" office:value-type="string" calcext:value-type="string">
            <text:p>Mexi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13" calcext:value-type="float">
            <text:p>2013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float" office:value="2013" calcext:value-type="float">
            <text:p>2013</text:p>
          </table:table-cell>
          <table:table-cell table:style-name="ce26" office:value-type="string" calcext:value-type="string">
            <text:p>choropleth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6]&amp;&quot;&amp;p=&quot;&amp;[.G6]&amp;&quot;&amp;ps=&quot;&amp;[.I6]&amp;&quot;&amp;cc=&quot;&amp;[.H6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all&amp;ps=2013&amp;cc=TOTAL' -H 'Pragma: no-cache'  -H 'Connection: keep-alive' -H 'Cache-Control: no-cache'" calcext:value-type="string">
            <text:p>curl -o text.csv 'http://comtrade.un.org/api/get?fmt=csv&amp;max=50000&amp;type=C&amp;freq=A&amp;px=HS&amp;rg=1%2C2&amp;r=246&amp;p=all&amp;ps=2013&amp;cc=TOTAL' -H 'Pragma: no-cache' <text:s/>-H 'Connection: keep-alive' -H 'Cache-Control: no-cach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Finland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246" calcext:value-type="float">
            <text:p>24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yearChart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7]&amp;&quot;&amp;p=&quot;&amp;[.G7]&amp;&quot;&amp;ps=&quot;&amp;[.I7]&amp;&quot;&amp;cc=&quot;&amp;[.H7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484&amp;ps=all&amp;cc=TOTAL' -H 'Pragma: no-cache'  -H 'Connection: keep-alive' -H 'Cache-Control: no-cache'" calcext:value-type="string">
            <text:p>curl -o text.csv 'http://comtrade.un.org/api/get?fmt=csv&amp;max=50000&amp;type=C&amp;freq=A&amp;px=HS&amp;rg=1%2C2&amp;r=246&amp;p=484&amp;ps=all&amp;cc=TOTAL' -H 'Pragma: no-cache' <text:s/>-H 'Connection: keep-alive' -H 'Cache-Control: no-cache'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Finland</text:p>
          </table:table-cell>
          <table:table-cell table:style-name="ce9" office:value-type="string" calcext:value-type="string">
            <text:p>Mexico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G2</text:p>
          </table:table-cell>
          <table:table-cell table:style-name="ce18" office:value-type="float" office:value="2013" calcext:value-type="float">
            <text:p>2013</text:p>
          </table:table-cell>
          <table:table-cell table:style-name="ce28" office:value-type="string" calcext:value-type="string">
            <text:p>topExportCommodities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.2" calcext:value-type="float">
            <text:p>0.2</text:p>
          </table:table-cell>
          <table:table-cell table:style-name="ce53" table:formula="of:=&quot;curl -o text.csv 'http://comtrade.un.org/api/get?fmt=csv&amp;max=50000&amp;type=C&amp;freq=A&amp;px=HS&amp;rg=1%2C2&amp;r=&quot;&amp;[.F8]&amp;&quot;&amp;p=&quot;&amp;[.G8]&amp;&quot;&amp;ps=&quot;&amp;[.I8]&amp;&quot;&amp;cc=&quot;&amp;[.H8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0&amp;ps=2013&amp;cc=AG2' -H 'Pragma: no-cache'  -H 'Connection: keep-alive' -H 'Cache-Control: no-cache'" calcext:value-type="string">
            <text:p>curl -o text.csv 'http://comtrade.un.org/api/get?fmt=csv&amp;max=50000&amp;type=C&amp;freq=A&amp;px=HS&amp;rg=1%2C2&amp;r=246&amp;p=0&amp;ps=2013&amp;cc=AG2' -H 'Pragma: no-cache' <text:s/>-H 'Connection: keep-alive' -H 'Cache-Control: no-cach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ase 4</text:p>
          </table:table-cell>
          <table:table-cell table:style-name="ce10" office:value-type="string" calcext:value-type="string">
            <text:p>Finland</text:p>
          </table:table-cell>
          <table:table-cell table:style-name="ce10" office:value-type="string" calcext:value-type="string">
            <text:p>Mexico</text:p>
          </table:table-cell>
          <table:table-cell table:style-name="ce10" office:value-type="string" calcext:value-type="string">
            <text:p>Beverages (22)</text:p>
          </table:table-cell>
          <table:table-cell table:style-name="ce10" office:value-type="float" office:value="2013" calcext:value-type="float">
            <text:p>2013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string" calcext:value-type="string">
            <text:p>all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13" calcext:value-type="float">
            <text:p>2013</text:p>
          </table:table-cell>
          <table:table-cell table:style-name="ce29" office:value-type="string" calcext:value-type="string">
            <text:p>choropleth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0" calcext:value-type="float">
            <text:p>0</text:p>
          </table:table-cell>
          <table:table-cell table:style-name="ce45" office:value-type="float" office:value="0.3" calcext:value-type="float">
            <text:p>0.3</text:p>
          </table:table-cell>
          <table:table-cell table:style-name="ce53" table:formula="of:=&quot;curl -o text.csv 'http://comtrade.un.org/api/get?fmt=csv&amp;max=50000&amp;type=C&amp;freq=A&amp;px=HS&amp;rg=1%2C2&amp;r=&quot;&amp;[.F9]&amp;&quot;&amp;p=&quot;&amp;[.G9]&amp;&quot;&amp;ps=&quot;&amp;[.I9]&amp;&quot;&amp;cc=&quot;&amp;[.H9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all&amp;ps=2013&amp;cc=22' -H 'Pragma: no-cache'  -H 'Connection: keep-alive' -H 'Cache-Control: no-cache'" calcext:value-type="string">
            <text:p>curl -o text.csv 'http://comtrade.un.org/api/get?fmt=csv&amp;max=50000&amp;type=C&amp;freq=A&amp;px=HS&amp;rg=1%2C2&amp;r=246&amp;p=all&amp;ps=2013&amp;cc=22' -H 'Pragma: no-cache' <text:s/>-H 'Connection: keep-alive' -H 'Cache-Control: no-cache'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Finland</text:p>
          </table:table-cell>
          <table:table-cell table:style-name="ce9" office:value-type="string" calcext:value-type="string">
            <text:p>Mexico</text:p>
          </table:table-cell>
          <table:table-cell table:style-name="ce9" office:value-type="string" calcext:value-type="string">
            <text:p>Beverages (22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484" calcext:value-type="float">
            <text:p>484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2" calcext:value-type="float">
            <text:p>0.2</text:p>
          </table:table-cell>
          <table:table-cell table:style-name="ce53" table:formula="of:=&quot;curl -o text.csv 'http://comtrade.un.org/api/get?fmt=csv&amp;max=50000&amp;type=C&amp;freq=A&amp;px=HS&amp;rg=1%2C2&amp;r=&quot;&amp;[.F10]&amp;&quot;&amp;p=&quot;&amp;[.G10]&amp;&quot;&amp;ps=&quot;&amp;[.I10]&amp;&quot;&amp;cc=&quot;&amp;[.H10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484&amp;ps=all&amp;cc=22' -H 'Pragma: no-cache'  -H 'Connection: keep-alive' -H 'Cache-Control: no-cache'" calcext:value-type="string">
            <text:p>curl -o text.csv 'http://comtrade.un.org/api/get?fmt=csv&amp;max=50000&amp;type=C&amp;freq=A&amp;px=HS&amp;rg=1%2C2&amp;r=246&amp;p=484&amp;ps=all&amp;cc=22' -H 'Pragma: no-cache' <text:s/>-H 'Connection: keep-alive' -H 'Cache-Control: no-cache'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ase 5</text:p>
          </table:table-cell>
          <table:table-cell table:style-name="ce11" office:value-type="string" calcext:value-type="string">
            <text:p>Finland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Beverages (22)</text:p>
          </table:table-cell>
          <table:table-cell table:style-name="ce11" office:value-type="float" office:value="2013" calcext:value-type="float">
            <text:p>2013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013" calcext:value-type="float">
            <text:p>2013</text:p>
          </table:table-cell>
          <table:table-cell table:style-name="ce30" office:value-type="string" calcext:value-type="string">
            <text:p>choropleth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0" calcext:value-type="float">
            <text:p>0</text:p>
          </table:table-cell>
          <table:table-cell table:style-name="ce46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11]&amp;&quot;&amp;p=&quot;&amp;[.G11]&amp;&quot;&amp;ps=&quot;&amp;[.I11]&amp;&quot;&amp;cc=&quot;&amp;[.H11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all&amp;ps=2013&amp;cc=22' -H 'Pragma: no-cache'  -H 'Connection: keep-alive' -H 'Cache-Control: no-cache'" calcext:value-type="string">
            <text:p>curl -o text.csv 'http://comtrade.un.org/api/get?fmt=csv&amp;max=50000&amp;type=C&amp;freq=A&amp;px=HS&amp;rg=1%2C2&amp;r=246&amp;p=all&amp;ps=2013&amp;cc=22' -H 'Pragma: no-cache' <text:s/>-H 'Connection: keep-alive' -H 'Cache-Control: no-cach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9" office:value-type="string" calcext:value-type="string">
            <text:p>Finlan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Beverages (22)</text:p>
          </table:table-cell>
          <table:table-cell table:style-name="ce9" office:value-type="float" office:value="2013" calcext:value-type="float">
            <text:p>2013</text:p>
          </table:table-cell>
          <table:table-cell table:style-name="ce18" office:value-type="float" office:value="246" calcext:value-type="float">
            <text:p>2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ll</text:p>
          </table:table-cell>
          <table:table-cell table:style-name="ce28" office:value-type="string" calcext:value-type="string">
            <text:p>yearChart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2</text:p>
          </table:table-cell>
          <table:table-cell table:style-name="ce44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12]&amp;&quot;&amp;p=&quot;&amp;[.G12]&amp;&quot;&amp;ps=&quot;&amp;[.I12]&amp;&quot;&amp;cc=&quot;&amp;[.H12]&amp;&quot;' -H 'Pragma: no-cache'  -H 'Connection: keep-alive' -H 'Cache-Control: no-cache'&quot;" office:value-type="string" office:string-value="curl -o text.csv 'http://comtrade.un.org/api/get?fmt=csv&amp;max=50000&amp;type=C&amp;freq=A&amp;px=HS&amp;rg=1%2C2&amp;r=246&amp;p=0&amp;ps=all&amp;cc=22' -H 'Pragma: no-cache'  -H 'Connection: keep-alive' -H 'Cache-Control: no-cache'" calcext:value-type="string">
            <text:p>curl -o text.csv 'http://comtrade.un.org/api/get?fmt=csv&amp;max=50000&amp;type=C&amp;freq=A&amp;px=HS&amp;rg=1%2C2&amp;r=246&amp;p=0&amp;ps=all&amp;cc=22' -H 'Pragma: no-cache' <text:s/>-H 'Connection: keep-alive' -H 'Cache-Control: no-cache'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12">
          <table:table-cell table:number-columns-repeated="9"/>
          <table:table-cell table:style-name="ce27"/>
          <table:table-cell table:number-columns-repeated="2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47"/>
          <table:table-cell table:number-columns-repeated="2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1-changes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10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Filters</text:p>
          </table:table-cell>
          <table:covered-table-cell table:number-columns-repeated="3"/>
          <table:table-cell table:style-name="ce12" office:value-type="string" calcext:value-type="string" table:number-columns-spanned="4" table:number-rows-spanned="1">
            <text:p>Query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Records returned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Timing1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CurlTiming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ase 2</text:p>
          </table:table-cell>
          <table:table-cell office:value-type="string" calcext:value-type="string">
            <text:p>US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TAL</text:p>
          </table:table-cell>
          <table:table-cell office:value-type="float" office:value="2013" calcext:value-type="float">
            <text:p>2013</text:p>
          </table:table-cell>
          <table:table-cell table:style-name="ce27" office:value-type="string" calcext:value-type="string">
            <text:p>choropleth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.1" calcext:value-type="float">
            <text:p>0.1</text:p>
          </table:table-cell>
          <table:table-cell table:style-name="ce53" table:formula="of:=&quot;curl -o text.csv 'http://comtrade.un.org/api/get?fmt=csv&amp;max=50000&amp;type=C&amp;freq=A&amp;px=HS&amp;rg=1%2C2&amp;r=&quot;&amp;[.F3]&amp;&quot;&amp;p=&quot;&amp;[.G3]&amp;&quot;&amp;ps=&quot;&amp;[.I3]&amp;&quot;&amp;cc=&quot;&amp;[.H3]&amp;&quot;' -H 'Pragma: no-cache'  -H 'Connection: keep-alive' -H 'Cache-Control: no-cache'&quot;" office:value-type="string" office:string-value="curl -o text.csv 'http://comtrade.un.org/api/get?fmt=csv&amp;max=50000&amp;type=C&amp;freq=A&amp;px=HS&amp;rg=1%2C2&amp;r=842&amp;p=all&amp;ps=2013&amp;cc=TOTAL' -H 'Pragma: no-cache'  -H 'Connection: keep-alive' -H 'Cache-Control: no-cache'" calcext:value-type="string">
            <text:p>curl -o text.csv 'http://comtrade.un.org/api/get?fmt=csv&amp;max=50000&amp;type=C&amp;freq=A&amp;px=HS&amp;rg=1%2C2&amp;r=842&amp;p=all&amp;ps=2013&amp;cc=TOTAL' -H 'Pragma: no-cache' <text:s/>-H 'Connection: keep-alive' -H 'Cache-Control: no-cache'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infoBox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2</text:p>
          </table:table-cell>
          <table:table-cell office:value-type="float" office:value="2013" calcext:value-type="float">
            <text:p>2013</text:p>
          </table:table-cell>
          <table:table-cell table:style-name="ce27" office:value-type="string" calcext:value-type="string">
            <text:p>topExportCommodities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.2" calcext:value-type="float">
            <text:p>0.2</text:p>
          </table:table-cell>
          <table:table-cell table:style-name="ce4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Case 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TAL</text:p>
          </table:table-cell>
          <table:table-cell office:value-type="float" office:value="2013" calcext:value-type="float">
            <text:p>2013</text:p>
          </table:table-cell>
          <table:table-cell table:style-name="ce27" office:value-type="string" calcext:value-type="string">
            <text:p>choropleth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.1" calcext:value-type="float">
            <text:p>0.1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yearChart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table:style-name="ce49" office:value-type="float" office:value="156" calcext:value-type="float">
            <text:p>156</text:p>
          </table:table-cell>
          <table:table-cell office:value-type="string" calcext:value-type="string">
            <text:p>AG2</text:p>
          </table:table-cell>
          <table:table-cell office:value-type="float" office:value="2013" calcext:value-type="float">
            <text:p>2013</text:p>
          </table:table-cell>
          <table:table-cell table:style-name="ce27" office:value-type="string" calcext:value-type="string">
            <text:p>topExportCommodities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.2" calcext:value-type="float">
            <text:p>0.2</text:p>
          </table:table-cell>
          <table:table-cell table:style-name="ce48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Case 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teel Itms(73)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table:style-name="ce27" office:value-type="string" calcext:value-type="string">
            <text:p>choropleth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.3" calcext:value-type="float">
            <text:p>0.3</text:p>
          </table:table-cell>
          <table:table-cell table:style-name="ce48"/>
          <table:table-cell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teel Itms(73)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yearChart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ase 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el Itms(73)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all</text:p>
          </table:table-cell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table:style-name="ce27" office:value-type="string" calcext:value-type="string">
            <text:p>choropleth</text:p>
          </table:table-cell>
          <table:table-cell table:style-name="ce35" office:value-type="float" office:value="345" calcext:value-type="float">
            <text:p>345</text:p>
          </table:table-cell>
          <table:table-cell table:style-name="ce35" office:value-type="float" office:value="0" calcext:value-type="float">
            <text:p>0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eel Itms(73)</text:p>
          </table:table-cell>
          <table:table-cell office:value-type="float" office:value="2013" calcext:value-type="float">
            <text:p>2013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l</text:p>
          </table:table-cell>
          <table:table-cell table:style-name="ce27" office:value-type="string" calcext:value-type="string">
            <text:p>yearChart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12">
          <table:table-cell table:number-columns-repeated="9"/>
          <table:table-cell table:style-name="ce27"/>
          <table:table-cell table:number-columns-repeated="2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47"/>
          <table:table-cell table:number-columns-repeated="2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6:14:11.678549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41:45.550710637</meta:creation-date>
    <dc:date>2015-04-22T16:22:20.661439889</dc:date>
    <meta:editing-duration>PT23M32S</meta:editing-duration>
    <meta:editing-cycles>3</meta:editing-cycles>
    <meta:generator>LibreOffice/4.4.2.2$Linux_X86_64 LibreOffice_project/40m0$Build-2</meta:generator>
    <meta:document-statistic meta:table-count="6" meta:cell-count="914" meta:object-count="0"/>
  </office:meta>
</office:document-meta>
</file>